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e49d8" officeooo:paragraph-rsid="000e49d8"/>
    </style:style>
    <style:style style:name="P2" style:family="paragraph" style:parent-style-name="Standard">
      <style:paragraph-properties fo:text-align="justify" style:justify-single-word="false"/>
      <style:text-properties officeooo:rsid="000e49d8" officeooo:paragraph-rsid="000e49d8"/>
    </style:style>
    <style:style style:name="P3" style:family="paragraph" style:parent-style-name="Standard" style:list-style-name="L1">
      <style:paragraph-properties fo:text-align="justify" style:justify-single-word="false"/>
      <style:text-properties officeooo:rsid="000e49d8" officeooo:paragraph-rsid="000e49d8"/>
    </style:style>
    <style:style style:name="P4" style:family="paragraph" style:parent-style-name="Standard" style:list-style-name="L1">
      <style:paragraph-properties fo:text-align="justify" style:justify-single-word="false"/>
      <style:text-properties officeooo:rsid="000e49d8" officeooo:paragraph-rsid="000ee4e6"/>
    </style:style>
    <style:style style:name="P5" style:family="paragraph" style:parent-style-name="Standard" style:list-style-name="L1">
      <style:paragraph-properties fo:text-align="justify" style:justify-single-word="false"/>
      <style:text-properties officeooo:paragraph-rsid="000e49d8"/>
    </style:style>
    <style:style style:name="P6" style:family="paragraph" style:parent-style-name="Standard">
      <style:paragraph-properties fo:text-align="start" style:justify-single-word="false"/>
      <style:text-properties officeooo:rsid="000ee4e6" officeooo:paragraph-rsid="000ee4e6"/>
    </style:style>
    <style:style style:name="T1" style:family="text">
      <style:text-properties officeooo:rsid="000e49d8"/>
    </style:style>
    <style:style style:name="T2" style:family="text">
      <style:text-properties officeooo:rsid="000ee4e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llo Marie, </text:p>
      <text:p text:style-name="P1"/>
      <text:p text:style-name="P2">I’m writing this email regarding my enquire to be a visiting researcher. Sorry for the late response but we are happy to follow the option you suggested. The information that you requested is the following: </text:p>
      <text:p text:style-name="P2"/>
      <text:list xml:id="list2407030706" text:style-name="L1">
        <text:list-item>
          <text:p text:style-name="P3">Start date 1/04/2022</text:p>
        </text:list-item>
        <text:list-item>
          <text:p text:style-name="P3">End date 31/03/2023</text:p>
        </text:list-item>
        <text:list-item>
          <text:p text:style-name="P3">Institution: UPC, Barcelona, Spain </text:p>
        </text:list-item>
        <text:list-item>
          <text:p text:style-name="P5"><text:span text:style-name="T1">Contact in UPC: </text:span>Vicenç Puig <text:span text:style-name="T1">(</text:span>vicenc.puig@upc.edu<text:span text:style-name="T1">)</text:span> <text:span text:style-name="T1"><text:s/></text:span></text:p>
        </text:list-item>
        <text:list-item>
          <text:p text:style-name="P4">Planned project activities: </text:p>
          <text:list>
            <text:list-item>
              <text:p text:style-name="P4"><text:span text:style-name="T2">Indoor Lab activities involving low-speed mobile robots </text:span><text:s/></text:p>
            </text:list-item>
          </text:list>
        </text:list-item>
      </text:list>
      <text:p text:style-name="P2"/>
      <text:p text:style-name="P2">Regarding the formal Risk assesment and the insurance, could you forward us the forms that we need to fill? I’m Ccing my Supervisor, let me know if you need anything else from to continue with the <text:span text:style-name="T2">procedure. </text:span></text:p>
      <text:p text:style-name="P2"/>
      <text:p text:style-name="P6">Thanks a lot, </text:p>
      <text:p text:style-name="P6">Marc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1-16T18:28:24.958864037</meta:creation-date>
    <dc:date>2022-11-16T18:45:37.395011281</dc:date>
    <meta:editing-duration>PT7M2S</meta:editing-duration>
    <meta:editing-cycles>1</meta:editing-cycles>
    <meta:document-statistic meta:table-count="0" meta:image-count="0" meta:object-count="0" meta:page-count="1" meta:paragraph-count="11" meta:word-count="110" meta:character-count="663" meta:non-whitespace-character-count="559"/>
    <meta:generator>LibreOffice/6.0.7.3$Linux_X86_64 LibreOffice_project/00m0$Build-3</meta:generator>
  </office:meta>
</office:document-meta>
</file>